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ch 7</text:p>
      <text:p text:style-name="Standard"/>
      <text:p text:style-name="Standard">All in attendance, except Micah.</text:p>
      <text:p text:style-name="Standard"/>
      <text:p text:style-name="Standard">Action items of the day:</text:p>
      <text:p text:style-name="Standard">Refine defect database design.</text:p>
      <text:p text:style-name="Standard">Deliver progress report.</text:p>
      <text:p text:style-name="Standard">Package up tests for deliverable.</text:p>
      <text:p text:style-name="Standard"/>
      <text:p text:style-name="Standard">To do next time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lby Russell</meta:initial-creator>
    <meta:creation-date>2011-02-21T15:26:14</meta:creation-date>
    <dc:date>2011-03-07T17:21:01</dc:date>
    <dc:creator>Colby Russell</dc:creator>
    <meta:editing-duration>PT02H17M24S</meta:editing-duration>
    <meta:editing-cycles>18</meta:editing-cycles>
    <meta:generator>OpenOffice.org/3.2$Linux OpenOffice.org_project/320m12$Build-9483</meta:generator>
    <meta:document-statistic meta:table-count="0" meta:image-count="0" meta:object-count="0" meta:page-count="1" meta:paragraph-count="7" meta:word-count="28" meta:character-count="166"/>
  </office:meta>
</office:document-meta>
</file>